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5000001AEC495163E6F5202A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Gentium Plus" svg:font-family="'Gentium Plu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705cm"/>
      <style:paragraph-properties style:writing-mode="lr-tb"/>
    </style:style>
    <style:style style:name="gr3" style:family="graphic" style:parent-style-name="objectwithoutfill">
      <style:graphic-properties draw:stroke="dash" draw:stroke-dash="Dashed_20__28_var_29_" svg:stroke-width="0.106cm" svg:stroke-color="#000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none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5" style:family="graphic" style:parent-style-name="objectwithoutfill">
      <style:graphic-properties svg:stroke-width="0.106cm" svg:stroke-color="#000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6cm" fo:min-width="1.319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181cm"/>
      <style:paragraph-properties style:writing-mode="lr-tb"/>
    </style:style>
    <style:style style:name="gr8" style:family="graphic" style:parent-style-name="standard">
      <style:graphic-properties draw:stroke="none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="none" draw:fill-color="#ffffff"/>
      <style:paragraph-properties style:writing-mode="lr-tb"/>
      <style:text-properties style:font-name="Gentium Plus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5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1.8999996185303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1.8999996185303pt" style:font-name-complex="OpenSymbol1" style:font-size-complex="11.8999996185303pt" style:text-scale="100%" style:text-overline-style="none" style:text-overline-color="font-color"/>
    </style:style>
    <style:style style:name="P6" style:family="paragraph">
      <loext:graphic-properties draw:fill="none" draw:fill-color="#ffffff"/>
      <style:paragraph-properties style:writing-mode="lr-tb"/>
      <style:text-properties style:font-name="Gentium Plus" fo:font-size="32pt" style:font-size-asian="32pt" style:font-size-complex="32pt"/>
    </style:style>
    <style:style style:name="P7" style:family="paragraph">
      <loext:graphic-properties draw:fill="solid" draw:fill-color="#000000"/>
      <style:paragraph-properties fo:text-align="center"/>
      <style:text-properties fo:color="#000000" style:text-outline="false" style:text-line-through-style="none" style:text-line-through-type="none" style:font-name="OpenSymbol1" fo:font-size="11.8999996185303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1.8999996185303pt" style:font-name-complex="OpenSymbol1" style:font-size-complex="11.8999996185303pt" style:text-scale="100%" style:text-overline-style="none" style:text-overline-color="font-color"/>
    </style:style>
    <style:style style:name="P8" style:family="paragraph">
      <loext:graphic-properties draw:fill="none" draw:fill-color="#ffffff"/>
      <style:text-properties style:font-name="Gentium Plus"/>
    </style:style>
    <style:style style:name="T1" style:family="text">
      <style:text-properties style:font-name="Gentium Plus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2" style:family="text">
      <style:text-properties style:text-position="-33% 58%" style:font-name="Gentium Plus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3" style:family="text">
      <style:text-properties style:font-name="Gentium Plus" fo:font-size="32pt" style:font-size-asian="32pt" style:font-size-complex="32pt"/>
    </style:style>
    <style:style style:name="T4" style:family="text">
      <style:text-properties style:font-name="Gentium Pl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135cm" svg:height="3.897cm" svg:x="5.787cm" svg:y="8.366cm">
          <draw:image xlink:href="Pictures/10000201000002A5000001AEC495163E6F5202A1.png" xlink:type="simple" xlink:show="embed" xlink:actuate="onLoad" loext:mime-type="image/png">
            <text:p/>
          </draw:image>
        </draw:frame>
        <draw:frame draw:style-name="gr2" draw:text-style-name="P2" draw:layer="layout" svg:width="6.604cm" svg:height="3.955cm" svg:x="6.842cm" svg:y="14.208cm">
          <draw:text-box>
            <text:p><text:span text:style-name="T1">y</text:span><text:span text:style-name="T2">1</text:span><text:span text:style-name="T1"> y</text:span><text:span text:style-name="T2">2</text:span><text:span text:style-name="T1"> … y</text:span><text:span text:style-name="T2">n</text:span></text:p>
          </draw:text-box>
        </draw:frame>
        <draw:line draw:style-name="gr3" draw:text-style-name="P3" draw:layer="layout" svg:x1="9.001cm" svg:y1="11.922cm" svg:x2="9.001cm" svg:y2="14.335cm">
          <text:p/>
        </draw:line>
        <draw:g>
          <draw:path draw:style-name="gr4" draw:text-style-name="P4" draw:layer="layout" svg:width="0.978cm" svg:height="0.993cm" svg:x="6.752cm" svg:y="8.239cm" svg:viewBox="0 0 979 994" svg:d="M332 452c-28 73-40 122-35 148 6 26 29 39 69 39 64 0 133-42 207-125 74-84 136-189 187-317 26-66 51-131 77-197 47 0 95 0 142 0-66 167-132 334-198 501-18 47-26 81-25 104 2 22 14 34 37 34 24 0 47-11 68-34 21-22 40-55 57-97 2-6 4-12 7-17 9 0 18 0 27 0-2 3-3 6-4 10-2 4-4 11-8 20-22 56-51 100-88 130-37 31-78 46-123 46-53 0-85-21-95-64-9-43 3-109 37-197 1-2 0-3-2-4-2 0-4 1-6 3-60 91-119 157-176 199s-117 63-179 63c-47 0-80-13-100-39-20-27-26-66-17-117 0-2-1-3-4-3-2 0-4 1-4 3-5 10-12 25-19 45-26 65-37 135-32 212 4 76 4 121-2 135-7 19-19 34-34 45-16 10-34 16-54 16-23 0-37-8-41-24s2-42 16-80c4-9 16-37 36-83 21-47 39-91 55-132 15-37 35-89 60-156s43-116 55-146c49-124 98-249 147-373 47 0 94 0 141 0-60 151-119 302-179 452z">
            <text:p/>
          </draw:path>
        </draw:g>
        <draw:g>
          <draw:path draw:style-name="gr4" draw:text-style-name="P5" draw:layer="layout" svg:width="0.864cm" svg:height="0.855cm" svg:x="10.803cm" svg:y="8.145cm" svg:viewBox="0 0 865 856" svg:d="M265 813c62 0 116-25 161-76 45-50 81-127 109-229 37-133 46-239 27-318-18-80-61-119-128-119-58 0-111 28-159 84s-86 135-114 238c-34 124-41 225-22 303s61 117 126 117zM618 137c38 33 61 76 70 128 9 51 4 113-16 185-33 120-90 217-171 293-82 75-172 113-271 113-93 0-159-38-198-113-39-76-42-171-11-288 35-127 94-229 177-306 82-77 175-116 278-116 20 0 58 2 114 6 55 4 100 6 135 6 34 0 61-3 80-11 19-7 31-19 38-34 8 0 15 0 22 0-16 53-34 90-54 111-20 20-50 31-90 31-8 0-18-1-31-3-13-1-35-4-68-9-2 0-4 1-5 3s-1 4 1 4z">
            <text:p/>
          </draw:path>
        </draw:g>
        <draw:frame draw:style-name="gr1" draw:text-style-name="P1" draw:layer="layout" svg:width="6.135cm" svg:height="3.897cm" svg:x="1.788cm" svg:y="2.267cm">
          <draw:image xlink:href="Pictures/10000201000002A5000001AEC495163E6F5202A1.png" xlink:type="simple" xlink:show="embed" xlink:actuate="onLoad" loext:mime-type="image/png">
            <text:p/>
          </draw:image>
        </draw:frame>
        <draw:line draw:style-name="gr3" draw:text-style-name="P3" draw:layer="layout" svg:x1="5.191cm" svg:y1="5.953cm" svg:x2="6.715cm" svg:y2="7.985cm">
          <text:p/>
        </draw:line>
        <draw:line draw:style-name="gr5" draw:text-style-name="P3" draw:layer="layout" svg:x1="11.201cm" svg:y1="5.296cm" svg:x2="11.201cm" svg:y2="7.709cm">
          <text:p/>
        </draw:line>
        <draw:frame draw:style-name="gr6" draw:text-style-name="P6" draw:layer="layout" svg:width="1.819cm" svg:height="1.906cm" svg:x="10.398cm" svg:y="3.286cm">
          <draw:text-box>
            <text:p><text:span text:style-name="T3">1.0</text:span></text:p>
          </draw:text-box>
        </draw:frame>
        <draw:g>
          <draw:path draw:style-name="gr4" draw:text-style-name="P4" draw:layer="layout" svg:width="0.978cm" svg:height="0.993cm" svg:x="2.252cm" svg:y="2.539cm" svg:viewBox="0 0 979 994" svg:d="M332 452c-28 73-40 122-35 148 6 26 29 39 69 39 64 0 133-42 207-125 74-84 136-189 187-317 26-66 51-131 77-197 47 0 95 0 142 0-66 167-132 334-198 501-18 47-26 81-25 104 2 22 14 34 37 34 24 0 47-11 68-34 21-22 40-55 57-97 2-6 4-12 7-17 9 0 18 0 27 0-2 3-3 6-4 10-2 4-4 11-8 20-22 56-51 100-88 130-37 31-78 46-123 46-53 0-85-21-95-64-9-43 3-109 37-197 1-2 0-3-2-4-2 0-4 1-6 3-60 91-119 157-176 199s-117 63-179 63c-47 0-80-13-100-39-20-27-26-66-17-117 0-2-1-3-4-3-2 0-4 1-4 3-5 10-12 25-19 45-26 65-37 135-32 212 4 76 4 121-2 135-7 19-19 34-34 45-16 10-34 16-54 16-23 0-37-8-41-24s2-42 16-80c4-9 16-37 36-83 21-47 39-91 55-132 15-37 35-89 60-156s43-116 55-146c49-124 98-249 147-373 47 0 94 0 141 0-60 151-119 302-179 452z">
            <text:p/>
          </draw:path>
        </draw:g>
        <draw:g>
          <draw:path draw:style-name="gr4" draw:text-style-name="P5" draw:layer="layout" svg:width="0.864cm" svg:height="0.855cm" svg:x="6.804cm" svg:y="2.445cm" svg:viewBox="0 0 865 856" svg:d="M265 813c62 0 116-25 161-76 45-50 81-127 109-229 37-133 46-239 27-318-18-80-61-119-128-119-58 0-111 28-159 84s-86 135-114 238c-34 124-41 225-22 303s61 117 126 117zM618 137c38 33 61 76 70 128 9 51 4 113-16 185-33 120-90 217-171 293-82 75-172 113-271 113-93 0-159-38-198-113-39-76-42-171-11-288 35-127 94-229 177-306 82-77 175-116 278-116 20 0 58 2 114 6 55 4 100 6 135 6 34 0 61-3 80-11 19-7 31-19 38-34 8 0 15 0 22 0-16 53-34 90-54 111-20 20-50 31-90 31-8 0-18-1-31-3-13-1-35-4-68-9-2 0-4 1-5 3s-1 4 1 4z">
            <text:p/>
          </draw:path>
        </draw:g>
      </draw:page>
      <draw:page draw:name="page2" draw:style-name="dp1" draw:master-page-name="Default">
        <draw:frame draw:style-name="gr1" draw:text-style-name="P1" draw:layer="layout" svg:width="6.135cm" svg:height="3.897cm" svg:x="5.873cm" svg:y="9.968cm">
          <draw:image xlink:href="Pictures/10000201000002A5000001AEC495163E6F5202A1.png" xlink:type="simple" xlink:show="embed" xlink:actuate="onLoad" loext:mime-type="image/png">
            <text:p/>
          </draw:image>
        </draw:frame>
        <draw:frame draw:style-name="gr7" draw:text-style-name="P2" draw:layer="layout" svg:width="17.145cm" svg:height="2.431cm" svg:x="2.397cm" svg:y="23.742cm">
          <draw:text-box>
            <text:p><text:span text:style-name="T1"><text:s text:c="4"/></text:span><text:span text:style-name="T1">y</text:span><text:span text:style-name="T2">1</text:span><text:span text:style-name="T1"> <text:s text:c="20"/>y</text:span><text:span text:style-name="T2">2</text:span><text:span text:style-name="T1"> <text:s text:c="7"/>… <text:s text:c="8"/>y</text:span><text:span text:style-name="T2">n</text:span></text:p>
          </draw:text-box>
        </draw:frame>
        <draw:line draw:style-name="gr3" draw:text-style-name="P3" draw:layer="layout" svg:x1="8.874cm" svg:y1="13.446cm" svg:x2="3.032cm" svg:y2="17.51cm">
          <text:p/>
        </draw:line>
        <draw:g>
          <draw:path draw:style-name="gr4" draw:text-style-name="P4" draw:layer="layout" svg:width="0.978cm" svg:height="0.993cm" svg:x="6.838cm" svg:y="9.841cm" svg:viewBox="0 0 979 994" svg:d="M332 452c-28 73-40 122-35 148 6 26 29 39 69 39 64 0 133-42 207-125 74-84 136-189 187-317 26-66 51-131 77-197 47 0 95 0 142 0-66 167-132 334-198 501-18 47-26 81-25 104 2 22 14 34 37 34 24 0 47-11 68-34 21-22 40-55 57-97 2-6 4-12 7-17 9 0 18 0 27 0-2 3-3 6-4 10-2 4-4 11-8 20-22 56-51 100-88 130-37 31-78 46-123 46-53 0-85-21-95-64-9-43 3-109 37-197 1-2 0-3-2-4-2 0-4 1-6 3-60 91-119 157-176 199s-117 63-179 63c-47 0-80-13-100-39-20-27-26-66-17-117 0-2-1-3-4-3-2 0-4 1-4 3-5 10-12 25-19 45-26 65-37 135-32 212 4 76 4 121-2 135-7 19-19 34-34 45-16 10-34 16-54 16-23 0-37-8-41-24s2-42 16-80c4-9 16-37 36-83 21-47 39-91 55-132 15-37 35-89 60-156s43-116 55-146c49-124 98-249 147-373 47 0 94 0 141 0-60 151-119 302-179 452z">
            <text:p/>
          </draw:path>
        </draw:g>
        <draw:g>
          <draw:path draw:style-name="gr4" draw:text-style-name="P5" draw:layer="layout" svg:width="0.864cm" svg:height="0.855cm" svg:x="10.889cm" svg:y="9.747cm" svg:viewBox="0 0 865 856" svg:d="M265 813c62 0 116-25 161-76 45-50 81-127 109-229 37-133 46-239 27-318-18-80-61-119-128-119-58 0-111 28-159 84s-86 135-114 238c-34 124-41 225-22 303s61 117 126 117zM618 137c38 33 61 76 70 128 9 51 4 113-16 185-33 120-90 217-171 293-82 75-172 113-271 113-93 0-159-38-198-113-39-76-42-171-11-288 35-127 94-229 177-306 82-77 175-116 278-116 20 0 58 2 114 6 55 4 100 6 135 6 34 0 61-3 80-11 19-7 31-19 38-34 8 0 15 0 22 0-16 53-34 90-54 111-20 20-50 31-90 31-8 0-18-1-31-3-13-1-35-4-68-9-2 0-4 1-5 3s-1 4 1 4z">
            <text:p/>
          </draw:path>
        </draw:g>
        <draw:frame draw:style-name="gr1" draw:text-style-name="P1" draw:layer="layout" svg:width="6.135cm" svg:height="3.897cm" svg:x="1.874cm" svg:y="4.069cm">
          <draw:image xlink:href="Pictures/10000201000002A5000001AEC495163E6F5202A1.png" xlink:type="simple" xlink:show="embed" xlink:actuate="onLoad" loext:mime-type="image/png">
            <text:p/>
          </draw:image>
        </draw:frame>
        <draw:line draw:style-name="gr3" draw:text-style-name="P3" draw:layer="layout" svg:x1="5.277cm" svg:y1="7.555cm" svg:x2="6.801cm" svg:y2="9.587cm">
          <text:p/>
        </draw:line>
        <draw:line draw:style-name="gr5" draw:text-style-name="P3" draw:layer="layout" svg:x1="11.287cm" svg:y1="6.898cm" svg:x2="11.287cm" svg:y2="9.311cm">
          <text:p/>
        </draw:line>
        <draw:frame draw:style-name="gr6" draw:text-style-name="P6" draw:layer="layout" svg:width="1.819cm" svg:height="1.906cm" svg:x="10.484cm" svg:y="4.888cm">
          <draw:text-box>
            <text:p><text:span text:style-name="T3">1.0</text:span></text:p>
          </draw:text-box>
        </draw:frame>
        <draw:g>
          <draw:path draw:style-name="gr4" draw:text-style-name="P4" draw:layer="layout" svg:width="0.978cm" svg:height="0.993cm" svg:x="2.338cm" svg:y="4.341cm" svg:viewBox="0 0 979 994" svg:d="M332 452c-28 73-40 122-35 148 6 26 29 39 69 39 64 0 133-42 207-125 74-84 136-189 187-317 26-66 51-131 77-197 47 0 95 0 142 0-66 167-132 334-198 501-18 47-26 81-25 104 2 22 14 34 37 34 24 0 47-11 68-34 21-22 40-55 57-97 2-6 4-12 7-17 9 0 18 0 27 0-2 3-3 6-4 10-2 4-4 11-8 20-22 56-51 100-88 130-37 31-78 46-123 46-53 0-85-21-95-64-9-43 3-109 37-197 1-2 0-3-2-4-2 0-4 1-6 3-60 91-119 157-176 199s-117 63-179 63c-47 0-80-13-100-39-20-27-26-66-17-117 0-2-1-3-4-3-2 0-4 1-4 3-5 10-12 25-19 45-26 65-37 135-32 212 4 76 4 121-2 135-7 19-19 34-34 45-16 10-34 16-54 16-23 0-37-8-41-24s2-42 16-80c4-9 16-37 36-83 21-47 39-91 55-132 15-37 35-89 60-156s43-116 55-146c49-124 98-249 147-373 47 0 94 0 141 0-60 151-119 302-179 452z">
            <text:p/>
          </draw:path>
        </draw:g>
        <draw:g>
          <draw:path draw:style-name="gr4" draw:text-style-name="P5" draw:layer="layout" svg:width="0.864cm" svg:height="0.855cm" svg:x="6.89cm" svg:y="4.247cm" svg:viewBox="0 0 865 856" svg:d="M265 813c62 0 116-25 161-76 45-50 81-127 109-229 37-133 46-239 27-318-18-80-61-119-128-119-58 0-111 28-159 84s-86 135-114 238c-34 124-41 225-22 303s61 117 126 117zM618 137c38 33 61 76 70 128 9 51 4 113-16 185-33 120-90 217-171 293-82 75-172 113-271 113-93 0-159-38-198-113-39-76-42-171-11-288 35-127 94-229 177-306 82-77 175-116 278-116 20 0 58 2 114 6 55 4 100 6 135 6 34 0 61-3 80-11 19-7 31-19 38-34 8 0 15 0 22 0-16 53-34 90-54 111-20 20-50 31-90 31-8 0-18-1-31-3-13-1-35-4-68-9-2 0-4 1-5 3s-1 4 1 4z">
            <text:p/>
          </draw:path>
        </draw:g>
        <draw:frame draw:style-name="gr1" draw:text-style-name="P1" draw:layer="layout" svg:width="6.135cm" svg:height="3.897cm" svg:x="0.788cm" svg:y="17.567cm">
          <draw:image xlink:href="Pictures/10000201000002A5000001AEC495163E6F5202A1.png" xlink:type="simple" xlink:show="embed" xlink:actuate="onLoad" loext:mime-type="image/png">
            <text:p/>
          </draw:image>
        </draw:frame>
        <draw:frame draw:style-name="gr1" draw:text-style-name="P1" draw:layer="layout" svg:width="6.135cm" svg:height="3.897cm" svg:x="6.788cm" svg:y="17.567cm">
          <draw:image xlink:href="Pictures/10000201000002A5000001AEC495163E6F5202A1.png" xlink:type="simple" xlink:show="embed" xlink:actuate="onLoad" loext:mime-type="image/png">
            <text:p/>
          </draw:image>
        </draw:frame>
        <draw:frame draw:style-name="gr1" draw:text-style-name="P1" draw:layer="layout" svg:width="6.135cm" svg:height="3.897cm" svg:x="12.888cm" svg:y="17.667cm">
          <draw:image xlink:href="Pictures/10000201000002A5000001AEC495163E6F5202A1.png" xlink:type="simple" xlink:show="embed" xlink:actuate="onLoad" loext:mime-type="image/png">
            <text:p/>
          </draw:image>
        </draw:frame>
        <draw:line draw:style-name="gr3" draw:text-style-name="P3" draw:layer="layout" svg:x1="4.001cm" svg:y1="21.696cm" svg:x2="4.001cm" svg:y2="24.109cm">
          <text:p/>
        </draw:line>
        <draw:line draw:style-name="gr3" draw:text-style-name="P3" draw:layer="layout" svg:x1="10.001cm" svg:y1="21.67cm" svg:x2="10.001cm" svg:y2="24.083cm">
          <text:p/>
        </draw:line>
        <draw:line draw:style-name="gr3" draw:text-style-name="P3" draw:layer="layout" svg:x1="16.001cm" svg:y1="21.644cm" svg:x2="16.001cm" svg:y2="24.057cm">
          <text:p/>
        </draw:line>
        <draw:g>
          <draw:path draw:style-name="gr4" draw:text-style-name="P4" draw:layer="layout" svg:width="0.978cm" svg:height="0.993cm" svg:x="1.839cm" svg:y="18.042cm" svg:viewBox="0 0 979 994" svg:d="M332 452c-28 73-40 122-35 148 6 26 29 39 69 39 64 0 133-42 207-125 74-84 136-189 187-317 26-66 51-131 77-197 47 0 95 0 142 0-66 167-132 334-198 501-18 47-26 81-25 104 2 22 14 34 37 34 24 0 47-11 68-34 21-22 40-55 57-97 2-6 4-12 7-17 9 0 18 0 27 0-2 3-3 6-4 10-2 4-4 11-8 20-22 56-51 100-88 130-37 31-78 46-123 46-53 0-85-21-95-64-9-43 3-109 37-197 1-2 0-3-2-4-2 0-4 1-6 3-60 91-119 157-176 199s-117 63-179 63c-47 0-80-13-100-39-20-27-26-66-17-117 0-2-1-3-4-3-2 0-4 1-4 3-5 10-12 25-19 45-26 65-37 135-32 212 4 76 4 121-2 135-7 19-19 34-34 45-16 10-34 16-54 16-23 0-37-8-41-24s2-42 16-80c4-9 16-37 36-83 21-47 39-91 55-132 15-37 35-89 60-156s43-116 55-146c49-124 98-249 147-373 47 0 94 0 141 0-60 151-119 302-179 452z">
            <text:p/>
          </draw:path>
        </draw:g>
        <draw:g>
          <draw:path draw:style-name="gr4" draw:text-style-name="P4" draw:layer="layout" svg:width="0.978cm" svg:height="0.993cm" svg:x="7.84cm" svg:y="18.043cm" svg:viewBox="0 0 979 994" svg:d="M332 452c-28 73-40 122-35 148 6 26 29 39 69 39 64 0 133-42 207-125 74-84 136-189 187-317 26-66 51-131 77-197 47 0 95 0 142 0-66 167-132 334-198 501-18 47-26 81-25 104 2 22 14 34 37 34 24 0 47-11 68-34 21-22 40-55 57-97 2-6 4-12 7-17 9 0 18 0 27 0-2 3-3 6-4 10-2 4-4 11-8 20-22 56-51 100-88 130-37 31-78 46-123 46-53 0-85-21-95-64-9-43 3-109 37-197 1-2 0-3-2-4-2 0-4 1-6 3-60 91-119 157-176 199s-117 63-179 63c-47 0-80-13-100-39-20-27-26-66-17-117 0-2-1-3-4-3-2 0-4 1-4 3-5 10-12 25-19 45-26 65-37 135-32 212 4 76 4 121-2 135-7 19-19 34-34 45-16 10-34 16-54 16-23 0-37-8-41-24s2-42 16-80c4-9 16-37 36-83 21-47 39-91 55-132 15-37 35-89 60-156s43-116 55-146c49-124 98-249 147-373 47 0 94 0 141 0-60 151-119 302-179 452z">
            <text:p/>
          </draw:path>
        </draw:g>
        <draw:g>
          <draw:path draw:style-name="gr4" draw:text-style-name="P4" draw:layer="layout" svg:width="0.978cm" svg:height="0.993cm" svg:x="13.841cm" svg:y="18.044cm" svg:viewBox="0 0 979 994" svg:d="M332 452c-28 73-40 122-35 148 6 26 29 39 69 39 64 0 133-42 207-125 74-84 136-189 187-317 26-66 51-131 77-197 47 0 95 0 142 0-66 167-132 334-198 501-18 47-26 81-25 104 2 22 14 34 37 34 24 0 47-11 68-34 21-22 40-55 57-97 2-6 4-12 7-17 9 0 18 0 27 0-2 3-3 6-4 10-2 4-4 11-8 20-22 56-51 100-88 130-37 31-78 46-123 46-53 0-85-21-95-64-9-43 3-109 37-197 1-2 0-3-2-4-2 0-4 1-6 3-60 91-119 157-176 199s-117 63-179 63c-47 0-80-13-100-39-20-27-26-66-17-117 0-2-1-3-4-3-2 0-4 1-4 3-5 10-12 25-19 45-26 65-37 135-32 212 4 76 4 121-2 135-7 19-19 34-34 45-16 10-34 16-54 16-23 0-37-8-41-24s2-42 16-80c4-9 16-37 36-83 21-47 39-91 55-132 15-37 35-89 60-156s43-116 55-146c49-124 98-249 147-373 47 0 94 0 141 0-60 151-119 302-179 452z">
            <text:p/>
          </draw:path>
        </draw:g>
        <draw:g>
          <draw:path draw:style-name="gr4" draw:text-style-name="P5" draw:layer="layout" svg:width="0.864cm" svg:height="0.855cm" svg:x="4.991cm" svg:y="17.847cm" svg:viewBox="0 0 865 856" svg:d="M265 813c62 0 116-25 161-76 45-50 81-127 109-229 37-133 46-239 27-318-18-80-61-119-128-119-58 0-111 28-159 84s-86 135-114 238c-34 124-41 225-22 303s61 117 126 117zM618 137c38 33 61 76 70 128 9 51 4 113-16 185-33 120-90 217-171 293-82 75-172 113-271 113-93 0-159-38-198-113-39-76-42-171-11-288 35-127 94-229 177-306 82-77 175-116 278-116 20 0 58 2 114 6 55 4 100 6 135 6 34 0 61-3 80-11 19-7 31-19 38-34 8 0 15 0 22 0-16 53-34 90-54 111-20 20-50 31-90 31-8 0-18-1-31-3-13-1-35-4-68-9-2 0-4 1-5 3s-1 4 1 4z">
            <text:p/>
          </draw:path>
        </draw:g>
        <draw:g>
          <draw:path draw:style-name="gr4" draw:text-style-name="P5" draw:layer="layout" svg:width="0.864cm" svg:height="0.855cm" svg:x="11.191cm" svg:y="17.947cm" svg:viewBox="0 0 865 856" svg:d="M265 813c62 0 116-25 161-76 45-50 81-127 109-229 37-133 46-239 27-318-18-80-61-119-128-119-58 0-111 28-159 84s-86 135-114 238c-34 124-41 225-22 303s61 117 126 117zM618 137c38 33 61 76 70 128 9 51 4 113-16 185-33 120-90 217-171 293-82 75-172 113-271 113-93 0-159-38-198-113-39-76-42-171-11-288 35-127 94-229 177-306 82-77 175-116 278-116 20 0 58 2 114 6 55 4 100 6 135 6 34 0 61-3 80-11 19-7 31-19 38-34 8 0 15 0 22 0-16 53-34 90-54 111-20 20-50 31-90 31-8 0-18-1-31-3-13-1-35-4-68-9-2 0-4 1-5 3s-1 4 1 4z">
            <text:p/>
          </draw:path>
        </draw:g>
        <draw:g>
          <draw:path draw:style-name="gr4" draw:text-style-name="P5" draw:layer="layout" svg:width="0.864cm" svg:height="0.855cm" svg:x="17.391cm" svg:y="18.047cm" svg:viewBox="0 0 865 856" svg:d="M265 813c62 0 116-25 161-76 45-50 81-127 109-229 37-133 46-239 27-318-18-80-61-119-128-119-58 0-111 28-159 84s-86 135-114 238c-34 124-41 225-22 303s61 117 126 117zM618 137c38 33 61 76 70 128 9 51 4 113-16 185-33 120-90 217-171 293-82 75-172 113-271 113-93 0-159-38-198-113-39-76-42-171-11-288 35-127 94-229 177-306 82-77 175-116 278-116 20 0 58 2 114 6 55 4 100 6 135 6 34 0 61-3 80-11 19-7 31-19 38-34 8 0 15 0 22 0-16 53-34 90-54 111-20 20-50 31-90 31-8 0-18-1-31-3-13-1-35-4-68-9-2 0-4 1-5 3s-1 4 1 4z">
            <text:p/>
          </draw:path>
        </draw:g>
        <draw:line draw:style-name="gr3" draw:text-style-name="P3" draw:layer="layout" svg:x1="8.901cm" svg:y1="13.42cm" svg:x2="8.493cm" svg:y2="17.637cm">
          <text:p/>
        </draw:line>
        <draw:line draw:style-name="gr3" draw:text-style-name="P3" draw:layer="layout" svg:x1="8.901cm" svg:y1="13.42cm" svg:x2="13.827cm" svg:y2="17.764cm">
          <text:p/>
        </draw:line>
        <draw:g>
          <draw:path draw:style-name="gr8" draw:text-style-name="P7" draw:layer="layout" svg:width="0.802cm" svg:height="0.976cm" svg:x="15.69cm" svg:y="13.7cm" svg:viewBox="0 0 803 977" svg:d="M462 205c-1 4-3 11-7 21-3 10-6 19-8 26-40 124-73 229-99 314-6 23-13 45-19 67-35 118-52 193-50 224 3 32 19 48 50 48 39 0 74-19 105-59 30-39 59-100 87-183 10 0 21 0 31 0 0 1-1 2-1 3-32 107-71 186-117 236-47 50-103 75-169 75-69 0-110-25-122-74-13-50 8-164 61-343 8-26 17-56 27-90 30-92 59-184 88-277-1 0-3 0-4 0-2 0-5 0-10-2-39-4-65-6-81-6-46 0-86 10-120 28-34 19-60 46-77 79-9 0-18 0-27 0 30-87 71-148 123-185s129-56 231-56c27 0 68 3 124 7s99 6 130 6c51 0 91-5 119-14 28-10 45-25 52-45 8 0 16 0 24 0-21 71-51 121-89 151-37 29-94 44-169 44-24 0-48 0-73 0-2 0-5 0-8 0-1 1-1 3-2 5zM779 5c0-1 0-2 1-3 0-1 0-1 0-2-1 2-3 3-5 5 1 0 3 0 4 0z">
            <text:p/>
          </draw:path>
        </draw:g>
        <draw:line draw:style-name="gr5" draw:text-style-name="P3" draw:layer="layout" svg:x1="15.859cm" svg:y1="14.97cm" svg:x2="6.207cm" svg:y2="17.891cm">
          <text:p/>
        </draw:line>
        <draw:line draw:style-name="gr5" draw:text-style-name="P3" draw:layer="layout" svg:x1="15.886cm" svg:y1="14.955cm" svg:x2="12.176cm" svg:y2="17.764cm">
          <text:p/>
        </draw:line>
        <draw:line draw:style-name="gr5" draw:text-style-name="P3" draw:layer="layout" svg:x1="15.913cm" svg:y1="14.929cm" svg:x2="17.383cm" svg:y2="17.891cm">
          <text:p/>
        </draw:line>
        <draw:frame draw:style-name="gr9" draw:text-style-name="P8" draw:layer="layout" svg:width="0.798cm" svg:height="1.183cm" svg:x="2.488cm" svg:y="18.145cm">
          <draw:text-box>
            <text:p><text:span text:style-name="T4">1</text:span></text:p>
          </draw:text-box>
        </draw:frame>
        <draw:frame draw:style-name="gr9" draw:text-style-name="P8" draw:layer="layout" svg:width="0.798cm" svg:height="1.183cm" svg:x="8.488cm" svg:y="18.146cm">
          <draw:text-box>
            <text:p><text:span text:style-name="T4">2</text:span></text:p>
          </draw:text-box>
        </draw:frame>
        <draw:frame draw:style-name="gr9" draw:text-style-name="P8" draw:layer="layout" svg:width="0.853cm" svg:height="1.183cm" svg:x="14.488cm" svg:y="18.147cm">
          <draw:text-box>
            <text:p><text:span text:style-name="T4">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Gentium Plus" svg:font-family="'Gentium Plu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3T16:02:31.175040908</meta:creation-date>
    <dc:date>2021-10-24T09:06:28.407053272</dc:date>
    <meta:editing-duration>PT14M24S</meta:editing-duration>
    <meta:editing-cycles>15</meta:editing-cycles>
    <meta:generator>LibreOffice/6.4.7.2$Linux_X86_64 LibreOffice_project/40$Build-2</meta:generator>
    <meta:document-statistic meta:object-count="58"/>
  </office:meta>
</office:document-meta>
</file>